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83e3f" officeooo:paragraph-rsid="00083e3f"/>
    </style:style>
    <style:style style:name="P2" style:family="paragraph" style:parent-style-name="Standard">
      <style:text-properties officeooo:rsid="0008cbe5" officeooo:paragraph-rsid="0008cbe5"/>
    </style:style>
    <style:style style:name="P3" style:family="paragraph" style:parent-style-name="Standard">
      <style:text-properties officeooo:rsid="00093d05" officeooo:paragraph-rsid="00093d05"/>
    </style:style>
    <style:style style:name="P4" style:family="paragraph" style:parent-style-name="Standard">
      <style:text-properties officeooo:rsid="000b6ebf" officeooo:paragraph-rsid="000b6ebf"/>
    </style:style>
    <style:style style:name="P5" style:family="paragraph" style:parent-style-name="Standard">
      <style:text-properties officeooo:rsid="000be3e2" officeooo:paragraph-rsid="000be3e2"/>
    </style:style>
    <style:style style:name="P6" style:family="paragraph" style:parent-style-name="Standard">
      <style:text-properties officeooo:rsid="000c8f10" officeooo:paragraph-rsid="000c8f10"/>
    </style:style>
    <style:style style:name="P7" style:family="paragraph" style:parent-style-name="Standard">
      <style:text-properties officeooo:rsid="000ca394" officeooo:paragraph-rsid="000ca394"/>
    </style:style>
    <style:style style:name="P8" style:family="paragraph" style:parent-style-name="Standard">
      <style:text-properties officeooo:rsid="000f17d1" officeooo:paragraph-rsid="000f17d1"/>
    </style:style>
    <style:style style:name="P9" style:family="paragraph" style:parent-style-name="Standard">
      <style:text-properties officeooo:rsid="000fc86b" officeooo:paragraph-rsid="000fc86b"/>
    </style:style>
    <style:style style:name="P10" style:family="paragraph" style:parent-style-name="Standard">
      <style:text-properties officeooo:rsid="0010c73c" officeooo:paragraph-rsid="0010c73c"/>
    </style:style>
    <style:style style:name="P11" style:family="paragraph" style:parent-style-name="Standard">
      <style:text-properties officeooo:rsid="00123828" officeooo:paragraph-rsid="00123828"/>
    </style:style>
    <style:style style:name="P12" style:family="paragraph" style:parent-style-name="Standard">
      <style:text-properties officeooo:rsid="0015a282" officeooo:paragraph-rsid="0015a282"/>
    </style:style>
    <style:style style:name="P13" style:family="paragraph" style:parent-style-name="Standard">
      <style:text-properties officeooo:rsid="0016f444" officeooo:paragraph-rsid="0016f444"/>
    </style:style>
    <style:style style:name="T1" style:family="text">
      <style:text-properties officeooo:rsid="0008cbe5"/>
    </style:style>
    <style:style style:name="T2" style:family="text">
      <style:text-properties officeooo:rsid="000abc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هل <text:s/>يمكن دمج مرحلتي التحليل الصرفي والنحوي</text:p>
      <text:p text:style-name="P1">وما فائدة ذلك؟</text:p>
      <text:p text:style-name="P1">كيف يمكن تجاوز الكلمات الشفافة (أسماء الإشارة)<text:span text:style-name="T1">٫</text:span></text:p>
      <text:p text:style-name="P1"/>
      <text:p text:style-name="P2">تزويد نفطويه بخدمتي التعرف على المسميات والمعدودات.</text:p>
      <text:p text:style-name="P3">إضافة عوامل النحو المئة <text:span text:style-name="T2">إلى قواعد التحليل النحوي.</text:span></text:p>
      <text:p text:style-name="P3"/>
      <text:p text:style-name="P3"/>
      <text:p text:style-name="P4"><text:span text:style-name="T2">إ</text:span>ضافة قائمة كلمات خاصة إلى نفطويه</text:p>
      <text:p text:style-name="P4"/>
      <text:p text:style-name="P4"/>
      <text:p text:style-name="P5">استعمال قاعدة بيانات خبيئة للنظام لتجنب تحليل الكلمة أكثر من مرّة،</text:p>
      <text:p text:style-name="P5">ثم نحلل أكبر قائمة للكلمات من أجل تزويدها بالأسس الأولى للتحليل الصرفي وتستعمل فيما بعد تسريعا للنظام.</text:p>
      <text:p text:style-name="P5"/>
      <text:p text:style-name="P6">حذف الجذر والوزن من المحلل الصرفي</text:p>
      <text:p text:style-name="P7">تجميع الوزائد في قائمة واحدة مسماة</text:p>
      <text:p text:style-name="P7"/>
      <text:p text:style-name="P8">استعمال دالة لتصنيع الكلمة المحللة، للتمكين من تغليفها</text:p>
      <text:p text:style-name="P8"/>
      <text:p text:style-name="P9">حل مشكلة الفعل اللازم الذي يحلل على أنه متعدي مثل ابتسم. 19 مايو 2014.</text:p>
      <text:p text:style-name="P9"/>
      <text:p text:style-name="P10">المتلازمات اللفظية الطويلة مثل صلى الله عليه وسلّم</text:p>
      <text:p text:style-name="P11">حل مشكلة الممنوع من الصرف والجر، لا تزال لدينا مشكلة في جر الممنوع</text:p>
      <text:p text:style-name="P11"/>
      <text:p text:style-name="P12">مشكلة في حرف العطف ثُمّ، وتعويضه بالظرف ثَمّ</text:p>
      <text:p text:style-name="P12"/>
      <text:p text:style-name="P13">مشكلة للفعل قال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ar" style:country-complex="DZ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ar" style:country-complex="DZ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rouki </meta:initial-creator>
    <meta:creation-date>2014-05-17T09:58:18.987918719</meta:creation-date>
    <dc:date>2014-05-19T20:45:47.974677772</dc:date>
    <dc:creator>zerrouki </dc:creator>
    <meta:editing-duration>PT6H46M45S</meta:editing-duration>
    <meta:editing-cycles>16</meta:editing-cycles>
    <meta:generator>LibreOffice/4.1.2.3$Linux_X86_64 LibreOffice_project/410m0$Build-3</meta:generator>
    <meta:document-statistic meta:table-count="0" meta:image-count="0" meta:object-count="0" meta:page-count="1" meta:paragraph-count="16" meta:word-count="132" meta:character-count="765" meta:non-whitespace-character-count="648"/>
  </office:meta>
</office:document-meta>
</file>